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17.05cm" fo:min-width="25.5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3.05cm" fo:min-width="10.7cm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13.25cm" fo:min-width="11cm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3.35cm" fo:min-width="6cm"/>
    </style:style>
    <style:style style:name="gr6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3.45cm" fo:min-width="3.4cm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3.05cm" fo:min-width="10.6cm"/>
    </style:style>
    <style:style style:name="gr8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3.45cm" fo:min-width="6.3cm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opacity="0%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000000" draw:opacity="0%"/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-color="#000000" draw:opacity="0%"/>
      <style:paragraph-properties fo:text-align="center"/>
      <style:text-properties fo:color="#000000" fo:font-size="15pt" style:font-size-asian="15pt" style:font-size-complex="1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/>
    </style:style>
    <style:style style:name="T3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cm" svg:height="17.3cm" svg:x="2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cm" svg:height="2.384cm" svg:x="11.5cm" svg:y="1.716cm">
          <draw:text-box>
            <text:p>ELCF format<text:line-break/>(Emerald Level Container File)</text:p>
          </draw:text-box>
        </draw:frame>
        <draw:custom-shape draw:style-name="gr3" draw:text-style-name="P4" draw:layer="layout" svg:width="11.2cm" svg:height="3.3cm" svg:x="2.3cm" svg:y="5.5cm">
          <text:p text:style-name="P3">Level XML Files (ComX<text:line-break/>compressed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1.5cm" svg:height="13.5cm" svg:x="2.2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5cm" svg:height="3.6cm" svg:x="2.5cm" svg:y="9.2cm">
          <text:p text:style-name="P3"><text:span text:style-name="T1">Level Objects </text:span><text:span text:style-name="T1"><text:line-break/></text:span><text:span text:style-name="T1">(moving from global object IDs </text:span><text:span text:style-name="T1"><text:line-break/></text:span><text:span text:style-name="T1">to level based IDs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9cm" svg:height="3.7cm" svg:x="9.4cm" svg:y="9.1cm">
          <text:p text:style-name="P3"><text:span text:style-name="T2">Scripts</text:span></text:p>
          <text:p text:style-name="P3"><text:span text:style-name="T2">Text</text:span><text:span text:style-name="T2"><text:line-break/></text:span><text:span text:style-name="T2">Animations</text:span><text:span text:style-name="T2"><text:line-break/></text:span><text:span text:style-name="T2">Events</text:span></text:p>
          <text:p text:style-name="P3"><text:span text:style-name="T2">et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5cm" svg:height="13.5cm" svg:x="14.6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1.1cm" svg:height="3.3cm" svg:x="14.8cm" svg:y="5.6cm">
          <text:p text:style-name="P3">Level Data Files (none?/gzip?<text:line-break/>compression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9cm" svg:height="3.7cm" svg:x="14.8cm" svg:y="9.2cm">
          <text:p text:style-name="P3"><text:span text:style-name="T2">Background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.8cm" svg:height="3.7cm" svg:x="19.1cm" svg:y="9.2cm">
          <text:p text:style-name="P7"><text:span text:style-name="T3">Object Images</text:span></text:p>
          <text:p text:style-name="P7"><text:span text:style-name="T3">Raw animation files </text:span><text:span text:style-name="T3"><text:line-break/></text:span><text:span text:style-name="T3">(image sequence)</text:span><text:span text:style-name="T3"><text:line-break/></text:span><text:span text:style-name="T3">Videos for events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8T22:46:24.768000000</meta:creation-date>
    <dc:date>2020-06-29T00:40:51.596000000</dc:date>
    <meta:editing-duration>PT4M5S</meta:editing-duration>
    <meta:editing-cycles>1</meta:editing-cycles>
    <meta:document-statistic meta:object-count="10"/>
    <meta:generator>LibreOffice/6.2.3.2$Windows_X86_64 LibreOffice_project/aecc05fe267cc68dde00352a451aa867b3b546ac</meta:generator>
  </office:meta>
</office:document-meta>
</file>